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</office:font-face-decls>
  <office:automatic-styles>
    <style:style style:name="P1" style:parent-style-name="Heading1" style:master-page-name="MP0" style:family="paragraph">
      <style:paragraph-properties fo:break-before="page"/>
      <style:text-properties fo:language="en" fo:country="US"/>
    </style:style>
    <style:style style:name="P2" style:parent-style-name="TO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T3" style:parent-style-name="Hyperlink" style:family="text">
      <style:text-properties fo:language="en" fo:country="US"/>
    </style:style>
    <style:style style:name="P4" style:parent-style-name="TO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T5" style:parent-style-name="Hyperlink" style:family="text">
      <style:text-properties fo:language="en" fo:country="US"/>
    </style:style>
    <style:style style:name="P6" style:parent-style-name="TOC3" style:family="paragraph">
      <style:paragraph-properties>
        <style:tab-stops>
          <style:tab-stop style:type="right" style:leader-style="dotted" style:leader-text="." style:position="6.1875in"/>
        </style:tab-stops>
      </style:paragraph-properties>
    </style:style>
    <style:style style:name="T7" style:parent-style-name="Hyperlink" style:family="text">
      <style:text-properties fo:language="en" fo:country="US"/>
    </style:style>
    <style:style style:name="P8" style:parent-style-name="TOC3" style:family="paragraph">
      <style:paragraph-properties>
        <style:tab-stops>
          <style:tab-stop style:type="right" style:leader-style="dotted" style:leader-text="." style:position="6.1875in"/>
        </style:tab-stops>
      </style:paragraph-properties>
    </style:style>
    <style:style style:name="T9" style:parent-style-name="Hyperlink" style:family="text">
      <style:text-properties fo:language="en" fo:country="US"/>
    </style:style>
    <style:style style:name="P10" style:parent-style-name="TOC3" style:family="paragraph">
      <style:paragraph-properties>
        <style:tab-stops>
          <style:tab-stop style:type="right" style:leader-style="dotted" style:leader-text="." style:position="6.1875in"/>
        </style:tab-stops>
      </style:paragraph-properties>
    </style:style>
    <style:style style:name="T11" style:parent-style-name="Hyperlink" style:family="text">
      <style:text-properties fo:language="en" fo:country="US"/>
    </style:style>
    <style:style style:name="P12" style:parent-style-name="TOC3" style:family="paragraph">
      <style:paragraph-properties>
        <style:tab-stops>
          <style:tab-stop style:type="right" style:leader-style="dotted" style:leader-text="." style:position="6.1875in"/>
        </style:tab-stops>
      </style:paragraph-properties>
    </style:style>
    <style:style style:name="T13" style:parent-style-name="Hyperlink" style:family="text">
      <style:text-properties fo:language="en" fo:country="US"/>
    </style:style>
    <style:style style:name="T14" style:parent-style-name="Hyperlink" style:family="text">
      <style:text-properties fo:language="en" fo:country="US"/>
    </style:style>
    <style:style style:name="P15" style:parent-style-name="TOC3" style:family="paragraph">
      <style:paragraph-properties>
        <style:tab-stops>
          <style:tab-stop style:type="right" style:leader-style="dotted" style:leader-text="." style:position="6.1875in"/>
        </style:tab-stops>
      </style:paragraph-properties>
    </style:style>
    <style:style style:name="T16" style:parent-style-name="Hyperlink" style:family="text">
      <style:text-properties fo:language="en" fo:country="US"/>
    </style:style>
    <style:style style:name="P17" style:parent-style-name="TOC2" style:family="paragraph">
      <style:paragraph-properties>
        <style:tab-stops>
          <style:tab-stop style:type="right" style:leader-style="dotted" style:leader-text="." style:position="6.3402in"/>
        </style:tab-stops>
      </style:paragraph-properties>
    </style:style>
    <style:style style:name="T18" style:parent-style-name="Hyperlink" style:family="text">
      <style:text-properties fo:language="en" fo:country="US"/>
    </style:style>
    <style:style style:name="P19" style:parent-style-name="TOC3" style:family="paragraph">
      <style:paragraph-properties>
        <style:tab-stops>
          <style:tab-stop style:type="right" style:leader-style="dotted" style:leader-text="." style:position="6.1875in"/>
        </style:tab-stops>
      </style:paragraph-properties>
    </style:style>
    <style:style style:name="T20" style:parent-style-name="Hyperlink" style:family="text">
      <style:text-properties fo:language="en" fo:country="US"/>
    </style:style>
    <style:style style:name="P21" style:parent-style-name="TOC3" style:family="paragraph">
      <style:paragraph-properties>
        <style:tab-stops>
          <style:tab-stop style:type="right" style:leader-style="dotted" style:leader-text="." style:position="6.1875in"/>
        </style:tab-stops>
      </style:paragraph-properties>
    </style:style>
    <style:style style:name="T22" style:parent-style-name="Hyperlink" style:family="text">
      <style:text-properties fo:language="en" fo:country="US"/>
    </style:style>
    <style:style style:name="T23" style:parent-style-name="Hyperlink" style:family="text">
      <style:text-properties fo:language="en" fo:country="US"/>
    </style:style>
    <style:style style:name="P24" style:parent-style-name="TOC3" style:family="paragraph">
      <style:paragraph-properties>
        <style:tab-stops>
          <style:tab-stop style:type="right" style:leader-style="dotted" style:leader-text="." style:position="6.1875in"/>
        </style:tab-stops>
      </style:paragraph-properties>
    </style:style>
    <style:style style:name="T25" style:parent-style-name="Hyperlink" style:family="text">
      <style:text-properties fo:language="en" fo:country="US"/>
    </style:style>
    <style:style style:name="P26" style:parent-style-name="TOC3" style:family="paragraph">
      <style:paragraph-properties>
        <style:tab-stops>
          <style:tab-stop style:type="right" style:leader-style="dotted" style:leader-text="." style:position="6.1875in"/>
        </style:tab-stops>
      </style:paragraph-properties>
    </style:style>
    <style:style style:name="P27" style:parent-style-name="TOC3" style:family="paragraph">
      <style:paragraph-properties>
        <style:tab-stops>
          <style:tab-stop style:type="right" style:leader-style="dotted" style:leader-text="." style:position="6.1875in"/>
        </style:tab-stops>
      </style:paragraph-properties>
    </style:style>
    <style:style style:name="P28" style:parent-style-name="Standard" style:family="paragraph">
      <style:text-properties fo:language="en" fo:country="US"/>
    </style:style>
    <style:style style:name="P29" style:parent-style-name="Heading2" style:family="paragraph">
      <style:text-properties fo:language="en" fo:country="US"/>
    </style:style>
    <style:style style:name="P30" style:parent-style-name="Heading2" style:family="paragraph">
      <style:text-properties fo:language="en" fo:country="US"/>
    </style:style>
    <style:style style:name="P31" style:parent-style-name="Heading2" style:family="paragraph">
      <style:text-properties fo:language="en" fo:country="US"/>
    </style:style>
    <style:style style:name="P32" style:parent-style-name="Heading2" style:family="paragraph">
      <style:text-properties fo:language="en" fo:country="US"/>
    </style:style>
    <style:style style:name="P33" style:parent-style-name="Heading2" style:family="paragraph">
      <style:text-properties fo:language="en" fo:country="US"/>
    </style:style>
    <style:style style:name="P34" style:parent-style-name="Heading2" style:family="paragraph">
      <style:text-properties fo:language="en" fo:country="US"/>
    </style:style>
    <style:style style:name="P35" style:parent-style-name="Heading2" style:family="paragraph">
      <style:text-properties fo:language="en" fo:country="US"/>
    </style:style>
    <style:style style:name="P36" style:parent-style-name="Normal" style:family="paragraph">
      <style:paragraph-properties fo:break-before="page"/>
    </style:style>
    <style:style style:name="P37" style:parent-style-name="Heading2" style:family="paragraph">
      <style:text-properties fo:language="en" fo:country="US"/>
    </style:style>
    <style:style style:name="P38" style:parent-style-name="Normal" style:family="paragraph">
      <style:text-properties fo:language="en" fo:country="US"/>
    </style:style>
    <style:style style:name="P39" style:parent-style-name="Heading3" style:family="paragraph">
      <style:text-properties fo:language="en" fo:country="US"/>
    </style:style>
    <style:style style:name="P40" style:parent-style-name="Normal" style:family="paragraph">
      <style:text-properties fo:language="en" fo:country="US"/>
    </style:style>
    <style:style style:name="P41" style:parent-style-name="Heading3" style:family="paragraph">
      <style:text-properties fo:language="en" fo:country="US"/>
    </style:style>
    <style:style style:name="P42" style:parent-style-name="Normal" style:family="paragraph">
      <style:text-properties fo:language="en" fo:country="US"/>
    </style:style>
    <style:style style:name="P43" style:parent-style-name="Heading3" style:family="paragraph">
      <style:text-properties fo:language="en" fo:country="US"/>
    </style:style>
    <style:style style:name="T44" style:parent-style-name="DefaultParagraphFont" style:family="text">
      <style:text-properties fo:background-color="#FFFF00" fo:language="en" fo:country="US"/>
    </style:style>
    <style:style style:name="P45" style:parent-style-name="Heading3" style:family="paragraph">
      <style:text-properties fo:language="en" fo:country="US"/>
    </style:style>
    <style:style style:name="P46" style:parent-style-name="Normal" style:family="paragraph">
      <style:text-properties fo:language="en" fo:country="US"/>
    </style:style>
    <style:style style:name="P47" style:parent-style-name="Heading3" style:family="paragraph">
      <style:text-properties fo:language="en" fo:country="US"/>
    </style:style>
    <style:style style:name="P48" style:parent-style-name="Heading2" style:family="paragraph">
      <style:text-properties fo:language="en" fo:country="US"/>
    </style:style>
    <style:style style:name="P49" style:parent-style-name="Heading3" style:family="paragraph">
      <style:text-properties fo:language="en" fo:country="US"/>
    </style:style>
    <style:style style:name="P50" style:parent-style-name="Standard" style:family="paragraph">
      <style:text-properties style:font-name="Calibri" style:font-name-complex="Calibri" fo:language="en" fo:country="US"/>
    </style:style>
    <style:style style:name="P51" style:parent-style-name="Heading3" style:family="paragraph">
      <style:text-properties fo:language="en" fo:country="US"/>
    </style:style>
    <style:style style:name="P52" style:parent-style-name="Normal" style:family="paragraph">
      <style:text-properties fo:language="en" fo:country="US"/>
    </style:style>
    <style:style style:name="P53" style:parent-style-name="Heading3" style:family="paragraph">
      <style:text-properties fo:language="en" fo:country="US"/>
    </style:style>
    <style:style style:name="P54" style:parent-style-name="Normal" style:family="paragraph">
      <style:text-properties fo:language="en" fo:country="US"/>
    </style:style>
    <style:style style:name="P55" style:parent-style-name="Heading4" style:family="paragraph">
      <style:text-properties fo:language="en" fo:country="US"/>
    </style:style>
    <style:style style:name="P56" style:parent-style-name="Normal" style:family="paragraph">
      <style:text-properties fo:language="en" fo:country="US"/>
    </style:style>
    <style:style style:name="P57" style:parent-style-name="Heading4" style:family="paragraph">
      <style:text-properties fo:language="en" fo:country="US"/>
    </style:style>
    <style:style style:name="P58" style:parent-style-name="Normal" style:family="paragraph">
      <style:text-properties fo:language="en" fo:country="US"/>
    </style:style>
    <style:style style:name="P59" style:parent-style-name="Heading4" style:family="paragraph">
      <style:text-properties fo:language="en" fo:country="US"/>
    </style:style>
    <style:style style:name="P60" style:parent-style-name="Normal" style:family="paragraph">
      <style:text-properties fo:language="en" fo:country="US"/>
    </style:style>
    <style:style style:name="P61" style:parent-style-name="Heading3" style:family="paragraph">
      <style:text-properties fo:language="en" fo:country="US"/>
    </style:style>
    <style:style style:name="T62" style:parent-style-name="DefaultParagraphFont" style:family="text">
      <style:text-properties fo:language="en" fo:country="US"/>
    </style:style>
    <style:style style:name="T63" style:parent-style-name="DefaultParagraphFont" style:family="text">
      <style:text-properties fo:language="en" fo:country="US"/>
    </style:style>
    <style:style style:name="T64" style:parent-style-name="DefaultParagraphFont" style:family="text">
      <style:text-properties fo:background-color="#FFFF00" fo:language="en" fo:country="US"/>
    </style:style>
    <style:style style:name="T65" style:parent-style-name="DefaultParagraphFont" style:family="text">
      <style:text-properties fo:language="en" fo:country="US"/>
    </style:style>
    <style:style style:name="P66" style:parent-style-name="Heading4" style:family="paragraph">
      <style:text-properties fo:language="en" fo:country="US"/>
    </style:style>
    <style:style style:name="P67" style:parent-style-name="Normal" style:family="paragraph">
      <style:text-properties fo:language="en" fo:country="US"/>
    </style:style>
    <style:style style:name="P68" style:parent-style-name="Heading4" style:family="paragraph">
      <style:text-properties fo:language="en" fo:country="US"/>
    </style:style>
    <style:style style:name="P69" style:parent-style-name="Normal" style:family="paragraph">
      <style:text-properties fo:language="en" fo:country="US"/>
    </style:style>
    <style:style style:name="P70" style:parent-style-name="Heading4" style:family="paragraph">
      <style:text-properties fo:language="en" fo:country="US"/>
    </style:style>
    <style:style style:name="P71" style:parent-style-name="Normal" style:family="paragraph">
      <style:text-properties fo:language="en" fo:country="US"/>
    </style:style>
    <style:style style:name="P72" style:parent-style-name="Heading4" style:family="paragraph">
      <style:text-properties fo:language="en" fo:country="US"/>
    </style:style>
    <style:style style:name="T73" style:parent-style-name="DefaultParagraphFont" style:family="text">
      <style:text-properties fo:language="en" fo:country="US"/>
    </style:style>
    <style:style style:name="T74" style:parent-style-name="DefaultParagraphFont" style:family="text">
      <style:text-properties fo:language="en" fo:country="US"/>
    </style:style>
    <style:style style:name="T75" style:parent-style-name="DefaultParagraphFont" style:family="text">
      <style:text-properties fo:color="#333333" fo:font-size="14pt" style:font-size-asian="14pt" style:font-size-complex="14pt" fo:background-color="#FFFFFF" fo:language="en" fo:country="US"/>
    </style:style>
    <style:style style:name="T76" style:parent-style-name="DefaultParagraphFont" style:family="text">
      <style:text-properties fo:language="en" fo:country="US"/>
    </style:style>
    <style:style style:name="T77" style:parent-style-name="DefaultParagraphFont" style:family="text">
      <style:text-properties fo:background-color="#FFFFFF" fo:language="en" fo:country="US"/>
    </style:style>
    <style:style style:name="T78" style:parent-style-name="DefaultParagraphFont" style:family="text">
      <style:text-properties fo:color="#000099" style:text-underline-type="single" style:text-underline-style="solid" style:text-underline-width="auto" style:text-underline-mode="continuous" fo:language="en" fo:country="US"/>
    </style:style>
    <style:style style:name="T79" style:parent-style-name="DefaultParagraphFont" style:family="text">
      <style:text-properties fo:color="#000099" style:text-underline-type="single" style:text-underline-style="solid" style:text-underline-width="auto" style:text-underline-mode="continuous" fo:language="en" fo:country="US"/>
    </style:style>
    <style:style style:name="T80" style:parent-style-name="DefaultParagraphFont" style:family="text">
      <style:text-properties fo:color="#000099" style:text-underline-type="single" style:text-underline-style="solid" style:text-underline-width="auto" style:text-underline-mode="continuous" fo:language="en" fo:country="US"/>
    </style:style>
    <style:style style:name="T81" style:parent-style-name="DefaultParagraphFont" style:family="text">
      <style:text-properties fo:color="#000099" style:text-underline-type="single" style:text-underline-style="solid" style:text-underline-width="auto" style:text-underline-mode="continuous" fo:language="en" fo:country="US"/>
    </style:style>
    <style:style style:name="T82" style:parent-style-name="DefaultParagraphFont" style:family="text">
      <style:text-properties fo:color="#000099" style:text-underline-type="single" style:text-underline-style="solid" style:text-underline-width="auto" style:text-underline-mode="continuous" fo:language="en" fo:country="US"/>
    </style:style>
    <style:style style:name="T83" style:parent-style-name="DefaultParagraphFont" style:family="text">
      <style:text-properties fo:color="#000099" style:text-underline-type="single" style:text-underline-style="solid" style:text-underline-width="auto" style:text-underline-mode="continuous" fo:language="en" fo:country="US"/>
    </style:style>
    <style:style style:name="T84" style:parent-style-name="DefaultParagraphFont" style:family="text">
      <style:text-properties fo:color="#000099" style:text-underline-type="single" style:text-underline-style="solid" style:text-underline-width="auto" style:text-underline-mode="continuous" fo:language="en" fo:country="US"/>
    </style:style>
    <style:style style:name="T85" style:parent-style-name="DefaultParagraphFont" style:family="text">
      <style:text-properties fo:color="#000099" style:text-underline-type="single" style:text-underline-style="solid" style:text-underline-width="auto" style:text-underline-mode="continuous" fo:language="en" fo:country="US"/>
    </style:style>
    <style:style style:name="T86" style:parent-style-name="DefaultParagraphFont" style:family="text">
      <style:text-properties fo:color="#000099" style:text-underline-type="single" style:text-underline-style="solid" style:text-underline-width="auto" style:text-underline-mode="continuous" fo:language="en" fo:country="US"/>
    </style:style>
    <style:style style:name="T87" style:parent-style-name="DefaultParagraphFont" style:family="text">
      <style:text-properties fo:color="#000099" style:text-underline-type="single" style:text-underline-style="solid" style:text-underline-width="auto" style:text-underline-mode="continuous" fo:language="en" fo:country="US"/>
    </style:style>
    <style:style style:name="T88" style:parent-style-name="DefaultParagraphFont" style:family="text">
      <style:text-properties fo:color="#000099" style:text-underline-type="single" style:text-underline-style="solid" style:text-underline-width="auto" style:text-underline-mode="continuous" fo:language="en" fo:country="US"/>
    </style:style>
    <style:style style:name="T89" style:parent-style-name="DefaultParagraphFont" style:family="text">
      <style:text-properties fo:color="#000099" style:text-underline-type="single" style:text-underline-style="solid" style:text-underline-width="auto" style:text-underline-mode="continuous" fo:language="en" fo:country="US"/>
    </style:style>
    <style:style style:name="T90" style:parent-style-name="DefaultParagraphFont" style:family="text">
      <style:text-properties fo:color="#000099" style:text-underline-type="single" style:text-underline-style="solid" style:text-underline-width="auto" style:text-underline-mode="continuous" fo:language="en" fo:country="US"/>
    </style:style>
    <style:style style:name="P91" style:parent-style-name="Normal" style:family="paragraph">
      <style:text-properties fo:language="en" fo:country="US"/>
    </style:style>
    <style:style style:name="P92" style:parent-style-name="Heading4" style:family="paragraph">
      <style:text-properties fo:language="en" fo:country="US"/>
    </style:style>
    <style:style style:name="P93" style:parent-style-name="Normal" style:family="paragraph">
      <style:text-properties fo:language="en" fo:country="US"/>
    </style:style>
    <style:style style:name="P94" style:parent-style-name="Normal" style:family="paragraph">
      <style:text-properties fo:language="en" fo:country="US"/>
    </style:style>
  </office:automatic-styles>
  <office:body>
    <office:text text:use-soft-page-breaks="true">
      <text:h text:style-name="P1" text:outline-level="1"><text:bookmark-start text:name="_Toc321855041"/>Requirements and Analysis Document<text:bookmark-end text:name="_Toc321855041"/></text:h>
      <text:p text:style-name="TOCHeading">Content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"><text:a xlink:href="#_Toc321855041" office:target-frame-name="_top" xlink:show="replace"><text:span text:style-name="T3">Requirements and Analysis Document</text:span><text:tab/>1</text:a></text:p>
          <text:p text:style-name="P4"><text:a xlink:href="#_Toc321855042" office:target-frame-name="_top" xlink:show="replace"><text:span text:style-name="T5">1 Introduction</text:span><text:tab/>1</text:a></text:p>
          <text:p text:style-name="P6"><text:a xlink:href="#_Toc321855043" office:target-frame-name="_top" xlink:show="replace"><text:span text:style-name="T7">1.1 Purpose of application</text:span><text:tab/>1</text:a></text:p>
          <text:p text:style-name="P8"><text:a xlink:href="#_Toc321855044" office:target-frame-name="_top" xlink:show="replace"><text:span text:style-name="T9">1.2 General characteristics of application</text:span><text:tab/>1</text:a></text:p>
          <text:p text:style-name="P10"><text:a xlink:href="#_Toc321855045" office:target-frame-name="_top" xlink:show="replace"><text:span text:style-name="T11">1.3 Scope of application</text:span><text:tab/>1</text:a></text:p>
          <text:p text:style-name="P12"><text:a xlink:href="#_Toc321855046" office:target-frame-name="_top" xlink:show="replace"><text:span text:style-name="T13">1.4 Objectives and success cr</text:span><text:span text:style-name="T14">iteria of the project</text:span><text:tab/>2</text:a></text:p>
          <text:p text:style-name="P15"><text:a xlink:href="#_Toc321855047" office:target-frame-name="_top" xlink:show="replace"><text:span text:style-name="T16">1.5 Definitions, acronyms and abbreviations</text:span><text:tab/>2</text:a></text:p>
          <text:p text:style-name="P17"><text:a xlink:href="#_Toc321855048" office:target-frame-name="_top" xlink:show="replace"><text:span text:style-name="T18">2 Proposed application</text:span><text:tab/>2</text:a></text:p>
          <text:p text:style-name="P19"><text:a xlink:href="#_Toc321855049" office:target-frame-name="_top" xlink:show="replace"><text:span text:style-name="T20">2.1 Overview</text:span><text:tab/>2</text:a></text:p>
          <text:p text:style-name="P21"><text:a xlink:href="#_Toc321855050" office:target-frame-name="_top" xlink:show="replace"><text:span text:style-name="T22">2.2 Functional req</text:span><text:span text:style-name="T23">uirements</text:span><text:tab/>2</text:a></text:p>
          <text:p text:style-name="P24"><text:a xlink:href="#_Toc321855051" office:target-frame-name="_top" xlink:show="replace"><text:span text:style-name="T25">2.3 Non-functional requirements</text:span><text:tab/>2</text:a></text:p>
          <text:p text:style-name="P26"><text:a xlink:href="#_Toc321855052" office:target-frame-name="_top" xlink:show="replace"><text:span text:style-name="Hyperlink">2.3.4 Supportability</text:span><text:tab/>2</text:a></text:p>
        </text:index-body>
      </text:table-of-content>
      <text:p text:style-name="P27"/>
      <text:p text:style-name="Normal"/>
      <text:p text:style-name="P28"/>
      <text:h text:style-name="P29" text:outline-level="2"><text:bookmark-start text:name="_Toc321855042"/></text:h>
      <text:h text:style-name="P30" text:outline-level="2"/>
      <text:h text:style-name="P31" text:outline-level="2"/>
      <text:h text:style-name="P32" text:outline-level="2"/>
      <text:h text:style-name="P33" text:outline-level="2"/>
      <text:h text:style-name="P34" text:outline-level="2"/>
      <text:h text:style-name="P35" text:outline-level="2"/>
      <text:p text:style-name="P36"/>
      <text:h text:style-name="P37" text:outline-level="2">1 Introduction<text:bookmark-end text:name="_Toc321855042"/><text:s/></text:h>
      <text:p text:style-name="P38">We are developing an application for Android.</text:p>
      <text:h text:style-name="P39" text:outline-level="3"><text:bookmark-start text:name="_Toc321855043"/>1.1 Purpose of application<text:bookmark-end text:name="_Toc321855043"/></text:h>
      <text:p text:style-name="P40">The<text:s/>purpose of the application is to help the user use and overview their sleep style.</text:p>
      <text:h text:style-name="P41" text:outline-level="3"><text:bookmark-start text:name="_Toc321855044"/>1.2 General characteristics of application<text:bookmark-end text:name="_Toc321855044"/></text:h>
      <text:p text:style-name="P42">It’s a calendar, with alarms and notices based on<text:s/>a<text:s/>calendar view. <text:s/></text:p>
      <text:h text:style-name="P43" text:outline-level="3"><text:bookmark-start text:name="_Toc321855045"/>1.3 Scope of application<text:bookmark-end text:name="_Toc321855045"/></text:h>
      <text:p text:style-name="Normal"><text:span text:style-name="T44">???</text:span></text:p>
      <text:h text:style-name="P45" text:outline-level="3"><text:bookmark-start text:name="_Toc321855046"/>1.4 Objectives and success criteria of the project<text:bookmark-end text:name="_Toc321855046"/></text:h>
      <text:p text:style-name="P46">To have a working prototype and a project report.</text:p>
      <text:h text:style-name="P47" text:outline-level="3"><text:bookmark-start text:name="_Toc321855047"/>1.5 Definitions, acronyms and abbreviations<text:bookmark-end text:name="_Toc321855047"/></text:h>
      <text:h text:style-name="P48" text:outline-level="2"><text:bookmark-start text:name="_Toc321855048"/>2 Proposed application<text:bookmark-end text:name="_Toc321855048"/></text:h>
      <text:h text:style-name="P49" text:outline-level="3"><text:bookmark-start text:name="_Toc321855049"/>2.1 Overview<text:bookmark-end text:name="_Toc321855049"/></text:h>
      <text:p text:style-name="P50">To know when to sleep and when to be awake.</text:p>
      <text:h text:style-name="P51" text:outline-level="3"><text:bookmark-start text:name="_Toc321855050"/>2.2 Functional requirements<text:bookmark-end text:name="_Toc321855050"/></text:h>
      <text:p text:style-name="P52"><text:s/>See attached file ”Requirements.odt”<text:s/></text:p>
      <text:h text:style-name="P53" text:outline-level="3"><text:bookmark-start text:name="_Toc321855051"/>2.3 Non-functional requirements<text:bookmark-end text:name="_Toc321855051"/></text:h>
      <text:p text:style-name="P54">See attached file ”Requirements.odt”<text:s/></text:p>
      <text:h text:style-name="P55" text:outline-level="4">2.3.1 Usability</text:h>
      <text:p text:style-name="P56">The application support Android<text:s/>API Level 8, but may very well work on lower API’s.</text:p>
      <text:h text:style-name="P57" text:outline-level="4">2.3.2 Reliability</text:h>
      <text:p text:style-name="P58">Don’t require a lot of memory. Does not require a network connection.</text:p>
      <text:h text:style-name="P59" text:outline-level="4">2.3.3 Performance</text:h>
      <text:p text:style-name="P60">The application is small and will run well on a normal Android phone.</text:p>
      <text:h text:style-name="P61" text:outline-level="3"><text:bookmark-start text:name="_Toc321855052"/>2.3.4 Supportability<text:bookmark-end text:name="_Toc321855052"/></text:h>
      <text:p text:style-name="Normal"><text:span text:style-name="T62">It would not</text:span><text:span text:style-name="T63"><text:s/>be hard to support the software<text:s/></text:span><text:span text:style-name="T64">because</text:span><text:span text:style-name="T65">.</text:span></text:p>
      <text:h text:style-name="P66" text:outline-level="4">2.3.5 Implementation</text:h>
      <text:p text:style-name="P67">We are using the MVC pattern to develop the application.<text:s/>The view needs be event based to receive information from user. <text:s/></text:p>
      <text:soft-page-break/>
      <text:h text:style-name="P68" text:outline-level="4">2.3.6 Verification</text:h>
      <text:p text:style-name="P69">Testing with test cases. See “Test Cases.odt”</text:p>
      <text:h text:style-name="P70" text:outline-level="4">2.3.7<text:s/>Packaging and installation</text:h>
      <text:p text:style-name="P71">Install an .apk file on the phone.</text:p>
      <text:h text:style-name="P72" text:outline-level="4">2.3.8 Legal</text:h>
      <text:p text:style-name="Normal"><text:span text:style-name="T73">The Application</text:span><text:span text:style-name="T74"><text:s/>is under an Apache license, version 2.0</text:span><text:span text:style-name="T75">.</text:span><text:span text:style-name="T76"><text:s/></text:span><text:span text:style-name="T77">For more information<text:s/></text:span><text:a xlink:href="http://www.apache.org/licenses/LICENSE-2.0.html" office:target-frame-name="_top" xlink:show="replace"><text:span text:style-name="T78">http</text:span></text:a><text:a xlink:href="http://www.apache.org/licenses/LICENSE-2.0.html" office:target-frame-name="_top" xlink:show="replace"><text:span text:style-name="T79">://</text:span></text:a><text:a xlink:href="http://www.apache.org/licenses/LICENSE-2.0.html" office:target-frame-name="_top" xlink:show="replace"><text:span text:style-name="T80">www</text:span></text:a><text:a xlink:href="http://www.apache.org/licenses/LICENSE-2.0.html" office:target-frame-name="_top" xlink:show="replace"><text:span text:style-name="T81">.</text:span></text:a><text:a xlink:href="http://www.apache.org/licenses/LICENSE-2.0.html" office:target-frame-name="_top" xlink:show="replace"><text:span text:style-name="T82">apache</text:span></text:a><text:a xlink:href="http://www.apache.org/licenses/LICENSE-2.0.html" office:target-frame-name="_top" xlink:show="replace"><text:span text:style-name="T83">.</text:span></text:a><text:a xlink:href="http://www.apache.org/licenses/LICENSE-2.0.html" office:target-frame-name="_top" xlink:show="replace"><text:span text:style-name="T84">org</text:span></text:a><text:a xlink:href="http://www.apache.org/licenses/LICENSE-2.0.html" office:target-frame-name="_top" xlink:show="replace"><text:span text:style-name="T85">/</text:span></text:a><text:a xlink:href="http://www.apache.org/licenses/LICENSE-2.0.html" office:target-frame-name="_top" xlink:show="replace"><text:span text:style-name="T86">licenses</text:span></text:a><text:a xlink:href="http://www.apache.org/licenses/LICENSE-2.0.html" office:target-frame-name="_top" xlink:show="replace"><text:span text:style-name="T87">/</text:span></text:a><text:a xlink:href="http://www.apache.org/licenses/LICENSE-2.0.html" office:target-frame-name="_top" xlink:show="replace"><text:span text:style-name="T88">LICENSE</text:span></text:a><text:a xlink:href="http://www.apache.org/licenses/LICENSE-2.0.html" office:target-frame-name="_top" xlink:show="replace"><text:span text:style-name="T89">-2.0.</text:span></text:a><text:a xlink:href="http://www.apache.org/licenses/LICENSE-2.0.html" office:target-frame-name="_top" xlink:show="replace"><text:span text:style-name="T90">html</text:span></text:a></text:p>
      <text:p text:style-name="P91">We choose to develop our program as an open source project and there are no problems with an Apache 2.0 license.<text:s/></text:p>
      <text:h text:style-name="P92" text:outline-level="4">2.4 Test cases</text:h>
      <text:p text:style-name="P93">For the test cases see attached file “Test Cases.odt”</text:p>
      <text:p text:style-name="P9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v" fo:country="S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default-outline-level="1">
      <style:paragraph-properties fo:margin-top="0.3333in" fo:margin-bottom="0.0833in"/>
      <style:text-properties fo:font-weight="bold" style:font-weight-asian="bold" style:font-weight-complex="bold" fo:font-size="24pt" style:font-size-asian="24pt" style:font-size-complex="2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mbria" style:font-name-asian="Times New Roman" fo:font-weight="bold" style:font-weight-asian="bold" style:font-weight-complex="bold" fo:color="#4F81BD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Cambria" style:font-name-asian="Times New Roman" fo:font-weight="bold" style:font-weight-asian="bold" style:font-weight-complex="bold" fo:color="#4F81BD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388in" fo:margin-bottom="0in"/>
      <style:text-properties style:font-name="Cambria" style:font-name-asian="Times New Roman" fo:font-weight="bold" style:font-weight-asian="bold" style:font-weight-complex="bold" fo:font-style="italic" style:font-style-asian="italic" style:font-style-complex="italic" fo:color="#4F81B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rial" style:font-name-asian="Arial" style:font-name-complex="Arial" fo:font-weight="bold" style:font-weight-asian="bold" style:font-weight-complex="bold" fo:color="#000000" style:letter-kerning="true" fo:font-size="24pt" style:font-size-asian="24pt" style:font-size-complex="24pt" style:language-asian="sv" style:country-asian="SE"/>
    </style:style>
    <style:style style:name="Standard" style:display-name="Standard" style:family="paragraph">
      <style:paragraph-properties style:punctuation-wrap="simple" style:text-autospace="none" fo:margin-bottom="0in"/>
      <style:text-properties style:font-name="Arial" style:font-name-asian="Arial" style:font-name-complex="Arial" fo:color="#000000" style:letter-kerning="true" style:language-asian="sv" style:country-asian="SE" fo:hyphenate="false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/>
    </style:style>
    <style:style style:name="Heading4Char" style:display-name="Heading 4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TOCHeading" style:display-name="TOC Heading" style:family="paragraph" style:parent-style-name="Heading1" style:next-style-name="Normal" style:default-outline-level="1">
      <style:paragraph-properties fo:keep-with-next="always" fo:keep-together="always" style:punctuation-wrap="hanging" style:text-autospace="ideograph-alpha" style:vertical-align="auto" fo:margin-bottom="0in"/>
      <style:text-properties style:font-name="Cambria" style:font-name-asian="Times New Roman" style:font-name-complex="Times New Roman" fo:color="#365F91" style:letter-kerning="false" fo:font-size="14pt" style:font-size-asian="14pt" style:font-size-complex="14pt" fo:language="en" fo:country="US" style:language-asian="en" style:country-asian="US" fo:hyphenate="fals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Uzer</meta:initial-creator>
    <dc:creator>Johannes</dc:creator>
    <meta:creation-date>2012-04-10T18:59:00Z</meta:creation-date>
    <dc:date>2012-05-09T13:41:00Z</dc:date>
    <meta:template xlink:href="Normal" xlink:type="simple"/>
    <meta:editing-cycles>8</meta:editing-cycles>
    <meta:editing-duration>PT1980S</meta:editing-duration>
    <meta:document-statistic meta:page-count="3" meta:paragraph-count="6" meta:word-count="526" meta:character-count="3308" meta:row-count="23" meta:non-whitespace-character-count="2788"/>
  </office:meta>
</office:document-meta>
</file>